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Delovni lis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/>
          <table:table-cell table:style-name="ce2" office:value-type="string">
            <text:p>For the mini problem instance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1" table:number-columns-repeated="1023"/>
        </table:table-row>
        <table:table-row table:style-name="ro1">
          <table:table-cell office:value-type="string">
            <text:p>Cell I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ABS([.B12]-[.B14])+ABS([.B12]-[.B16])"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ABS([.B13]-[.B15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ABS([.B14]-[.B16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tal diff</text:p>
          </table:table-cell>
          <table:table-cell table:formula="of:=SUM([.C12:.C16])" office:value-type="float" office:value="78">
            <text:p>78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ovni 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Delovni 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10:00:5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09:54:37</meta:creation-date>
    <dc:date>2011-11-24T10:00:51</dc:date>
    <meta:editing-duration>PT6M16S</meta:editing-duration>
    <meta:editing-cycles>2</meta:editing-cycles>
    <meta:generator>LibreOffice/3.4$Unix LibreOffice_project/340m1$Build-302</meta:generator>
    <meta:document-statistic meta:table-count="3" meta:cell-count="37" meta:object-count="0"/>
  </office:meta>
</office:document-meta>
</file>